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90000001409C930BA223BD23C1.png" manifest:media-type="image/png"/>
  <manifest:file-entry manifest:full-path="Pictures/10000000000001D8000001D8451EE7FA2165DFBC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411cm" svg:height="5.756cm" svg:x="7.778cm" svg:y="12.259cm">
            <draw:image xlink:href="Pictures/10000000000001D8000001D8451EE7FA2165DFBC.jpg" xlink:type="simple" xlink:show="embed" xlink:actuate="onLoad">
              <text:p/>
            </draw:image>
          </draw:frame>
          <draw:frame draw:style-name="gr1" draw:text-style-name="P1" draw:layer="layout" svg:width="6.099cm" svg:height="4.878cm" svg:x="7.939cm" svg:y="12.954cm">
            <draw:image xlink:href="Pictures/1000000000000190000001409C930BA223BD23C1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30:00.763682558</meta:creation-date>
    <dc:date>2018-04-17T15:30:29.047353371</dc:date>
    <meta:editing-duration>PT28S</meta:editing-duration>
    <meta:editing-cycles>1</meta:editing-cycles>
    <meta:document-statistic meta:object-count="3"/>
    <meta:generator>LibreOffice/6.0.0.3$MacOSX_X86_64 LibreOffice_project/64a0f66915f38c6217de274f0aa8e15618924765</meta:generator>
  </office:meta>
</office:document-meta>
</file>